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7"/>
  </office:automatic-styles>
  <office:body>
    <office:spreadsheet>
      <table:calculation-settings table:automatic-find-label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203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mAh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LED-on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On-time per th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ber of throws</text:p>
          </table:table-cell>
          <table:table-cell table:formula="of:=[.B1]/([.B3]*([.B4]/3600))" office:value-type="float" office:value="132000" calcext:value-type="float">
            <text:p>1320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le current</text:p>
          </table:table-cell>
          <table:table-cell table:style-name="ce2" office:value-type="float" office:value="0.0006" calcext:value-type="float">
            <text:p>6,00E-04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Lifespan</text:p>
          </table:table-cell>
          <table:table-cell table:style-name="ce3" table:formula="of:=[.B1]/[.B8]/24/365" office:value-type="float" office:value="41.8569254185693" calcext:value-type="float">
            <text:p>41,9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.00.0000</text:date>, <text:time style:data-style-name="N2" text:time-value="21:51:02.66303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53:12.168839279</meta:creation-date>
    <dc:date>2017-09-09T21:51:17.088900443</dc:date>
    <meta:editing-duration>PT42M21S</meta:editing-duration>
    <meta:editing-cycles>3</meta:editing-cycles>
    <meta:generator>LibreOffice/5.1.6.2$Linux_X86_64 LibreOffice_project/10m0$Build-2</meta:generator>
    <meta:document-statistic meta:table-count="1" meta:cell-count="17" meta:object-count="0"/>
  </office:meta>
</office:document-meta>
</file>